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/>
  <office:automatic-styles>
    <style:style style:name="ta-v-lr" style:family="table" style:master-page-name="Default">
      <style:properties table:display="true" style:writing-mode="lr-tb"/>
    </style:style>
  </office:automatic-styles>
  <office:body>
    <office:spreadsheet>
      <table:table table:name="arm7-oscilloscope.bom" table:style-name="ta-v-lr">
        <table:table-column table:number-columns-repeated="255"/>
        <table:table-row>
          <table:table-cell>
            <text:p>USB-MINI-B</text:p>
          </table:table-cell>
          <table:table-cell office:value-type="float" office:value="1">
            <text:p>1</text:p>
          </table:table-cell>
          <table:table-cell>
            <text:p>USB-MINI-B</text:p>
          </table:table-cell>
          <table:table-cell>
            <text:p>USB</text:p>
          </table:table-cell>
        </table:table-row>
        <table:table-row>
          <table:table-cell>
            <text:p>TPS731XX</text:p>
          </table:table-cell>
          <table:table-cell office:value-type="float" office:value="1">
            <text:p>1</text:p>
          </table:table-cell>
          <table:table-cell>
            <text:p>TPS731XX</text:p>
          </table:table-cell>
          <table:table-cell>
            <text:p>U$1</text:p>
          </table:table-cell>
        </table:table-row>
        <table:table-row>
          <table:table-cell>
            <text:p>TLS250-BENT</text:p>
          </table:table-cell>
          <table:table-cell office:value-type="float" office:value="1">
            <text:p>1</text:p>
          </table:table-cell>
          <table:table-cell>
            <text:p>TLS250-BENT</text:p>
          </table:table-cell>
          <table:table-cell>
            <text:p>LTV</text:p>
          </table:table-cell>
        </table:table-row>
        <table:table-row>
          <table:table-cell>
            <text:p>TEST-POINTTHROUGH-HOLE</text:p>
          </table:table-cell>
          <table:table-cell office:value-type="float" office:value="2">
            <text:p>2</text:p>
          </table:table-cell>
          <table:table-cell>
            <text:p>TEST-POINTTHROUGH-HOLE</text:p>
          </table:table-cell>
          <table:table-cell>
            <text:p>CAL,</text:p>
          </table:table-cell>
          <table:table-cell>
            <text:p>GND</text:p>
          </table:table-cell>
        </table:table-row>
        <table:table-row>
          <table:table-cell>
            <text:p>TEST-POINTSURFACE-MOUNT-1X1</text:p>
          </table:table-cell>
          <table:table-cell office:value-type="float" office:value="11">
            <text:p>11</text:p>
          </table:table-cell>
          <table:table-cell>
            <text:p>TEST-POINTSURFACE-MOUNT-1X1</text:p>
          </table:table-cell>
          <table:table-cell>
            <text:p>2.5V,</text:p>
          </table:table-cell>
          <table:table-cell>
            <text:p>3.3V,</text:p>
          </table:table-cell>
          <table:table-cell>
            <text:p>3.3V-ALWAYS,</text:p>
          </table:table-cell>
          <table:table-cell>
            <text:p>ANALOG,</text:p>
          </table:table-cell>
          <table:table-cell>
            <text:p>D+,</text:p>
          </table:table-cell>
          <table:table-cell>
            <text:p>D-,</text:p>
          </table:table-cell>
          <table:table-cell>
            <text:p>VBAT,</text:p>
          </table:table-cell>
          <table:table-cell>
            <text:p>VBUS,</text:p>
          </table:table-cell>
          <table:table-cell>
            <text:p>VDISP,</text:p>
          </table:table-cell>
          <table:table-cell>
            <text:p>VOUT,</text:p>
          </table:table-cell>
          <table:table-cell>
            <text:p>VRAMP</text:p>
          </table:table-cell>
        </table:table-row>
        <table:table-row>
          <table:table-cell>
            <text:p>SN74LVC1G34</text:p>
          </table:table-cell>
          <table:table-cell office:value-type="float" office:value="1">
            <text:p>1</text:p>
          </table:table-cell>
          <table:table-cell>
            <text:p>SN74LVC1G34</text:p>
          </table:table-cell>
          <table:table-cell>
            <text:p>BUF1</text:p>
          </table:table-cell>
        </table:table-row>
        <table:table-row>
          <table:table-cell>
            <text:p>SN74CB3T16210</text:p>
          </table:table-cell>
          <table:table-cell office:value-type="float" office:value="1">
            <text:p>1</text:p>
          </table:table-cell>
          <table:table-cell>
            <text:p>SN74CB3T16210</text:p>
          </table:table-cell>
          <table:table-cell>
            <text:p>LEVEL-SHIFT</text:p>
          </table:table-cell>
        </table:table-row>
        <table:table-row>
          <table:table-cell>
            <text:p>SMA-SHORT-BARREL-SD-73251-115</text:p>
          </table:table-cell>
          <table:table-cell office:value-type="float" office:value="2">
            <text:p>2</text:p>
          </table:table-cell>
          <table:table-cell>
            <text:p>SMA-SHORT-BARREL-SD-73251-115</text:p>
          </table:table-cell>
          <table:table-cell>
            <text:p>CH-A,</text:p>
          </table:table-cell>
          <table:table-cell>
            <text:p>CH-B</text:p>
          </table:table-cell>
        </table:table-row>
        <table:table-row>
          <table:table-cell>
            <text:p>S-35390A</text:p>
          </table:table-cell>
          <table:table-cell office:value-type="float" office:value="1">
            <text:p>1</text:p>
          </table:table-cell>
          <table:table-cell>
            <text:p>S-35390A</text:p>
          </table:table-cell>
          <table:table-cell>
            <text:p>RTC</text:p>
          </table:table-cell>
        </table:table-row>
        <table:table-row>
          <table:table-cell office:value-type="float" office:value="0.1">
            <text:p>0.1</text:p>
          </table:table-cell>
          <table:table-cell office:value-type="float" office:value="3">
            <text:p>3</text:p>
          </table:table-cell>
          <table:table-cell>
            <text:p>R0805</text:p>
          </table:table-cell>
          <table:table-cell>
            <text:p>R19,</text:p>
          </table:table-cell>
          <table:table-cell>
            <text:p>R40,</text:p>
          </table:table-cell>
          <table:table-cell>
            <text:p>R41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>
            <text:p>R0805</text:p>
          </table:table-cell>
          <table:table-cell>
            <text:p>R1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>
            <text:p>R0603</text:p>
          </table:table-cell>
          <table:table-cell>
            <text:p>R25</text:p>
          </table:table-cell>
        </table:table-row>
        <table:table-row>
          <table:table-cell office:value-type="float" office:value="8.2">
            <text:p>8.2</text:p>
          </table:table-cell>
          <table:table-cell office:value-type="float" office:value="1">
            <text:p>1</text:p>
          </table:table-cell>
          <table:table-cell>
            <text:p>R0603</text:p>
          </table:table-cell>
          <table:table-cell>
            <text:p>R22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>
            <text:p>R0603</text:p>
          </table:table-cell>
          <table:table-cell>
            <text:p>R29,</text:p>
          </table:table-cell>
          <table:table-cell>
            <text:p>R30</text:p>
          </table:table-cell>
        </table:table-row>
        <table:table-row>
          <table:table-cell office:value-type="float" office:value="49.9">
            <text:p>49.9</text:p>
          </table:table-cell>
          <table:table-cell office:value-type="float" office:value="1">
            <text:p>1</text:p>
          </table:table-cell>
          <table:table-cell>
            <text:p>R0603</text:p>
          </table:table-cell>
          <table:table-cell>
            <text:p>R5</text:p>
          </table:table-cell>
        </table:table-row>
        <table:table-row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>
            <text:p>R0603</text:p>
          </table:table-cell>
          <table:table-cell>
            <text:p>R47</text:p>
          </table:table-cell>
        </table:table-row>
        <table:table-row>
          <table:table-cell office:value-type="float" office:value="499">
            <text:p>499</text:p>
          </table:table-cell>
          <table:table-cell office:value-type="float" office:value="1">
            <text:p>1</text:p>
          </table:table-cell>
          <table:table-cell>
            <text:p>R0603</text:p>
          </table:table-cell>
          <table:table-cell>
            <text:p>R24</text:p>
          </table:table-cell>
        </table:table-row>
        <table:table-row>
          <table:table-cell office:value-type="float" office:value="523">
            <text:p>523</text:p>
          </table:table-cell>
          <table:table-cell office:value-type="float" office:value="4">
            <text:p>4</text:p>
          </table:table-cell>
          <table:table-cell>
            <text:p>R0603</text:p>
          </table:table-cell>
          <table:table-cell>
            <text:p>R42,</text:p>
          </table:table-cell>
          <table:table-cell>
            <text:p>R53,</text:p>
          </table:table-cell>
          <table:table-cell>
            <text:p>R55,</text:p>
          </table:table-cell>
          <table:table-cell>
            <text:p>R56</text:p>
          </table:table-cell>
        </table:table-row>
        <table:table-row>
          <table:table-cell office:value-type="float" office:value="750">
            <text:p>750</text:p>
          </table:table-cell>
          <table:table-cell office:value-type="float" office:value="5">
            <text:p>5</text:p>
          </table:table-cell>
          <table:table-cell>
            <text:p>R0603</text:p>
          </table:table-cell>
          <table:table-cell>
            <text:p>R62,</text:p>
          </table:table-cell>
          <table:table-cell>
            <text:p>R89,</text:p>
          </table:table-cell>
          <table:table-cell>
            <text:p>R90,</text:p>
          </table:table-cell>
          <table:table-cell>
            <text:p>R97,</text:p>
          </table:table-cell>
          <table:table-cell>
            <text:p>R98</text:p>
          </table:table-cell>
        </table:table-row>
        <table:table-row>
          <table:table-cell office:value-type="float" office:value="953">
            <text:p>953</text:p>
          </table:table-cell>
          <table:table-cell office:value-type="float" office:value="4">
            <text:p>4</text:p>
          </table:table-cell>
          <table:table-cell>
            <text:p>R0603</text:p>
          </table:table-cell>
          <table:table-cell>
            <text:p>R61,</text:p>
          </table:table-cell>
          <table:table-cell>
            <text:p>R63,</text:p>
          </table:table-cell>
          <table:table-cell>
            <text:p>R65,</text:p>
          </table:table-cell>
          <table:table-cell>
            <text:p>R67</text:p>
          </table:table-cell>
        </table:table-row>
        <table:table-row>
          <table:table-cell>
            <text:p>100k</text:p>
          </table:table-cell>
          <table:table-cell office:value-type="float" office:value="14">
            <text:p>14</text:p>
          </table:table-cell>
          <table:table-cell>
            <text:p>R0603</text:p>
          </table:table-cell>
          <table:table-cell>
            <text:p>R1,</text:p>
          </table:table-cell>
          <table:table-cell>
            <text:p>R2,</text:p>
          </table:table-cell>
          <table:table-cell>
            <text:p>R3,</text:p>
          </table:table-cell>
          <table:table-cell>
            <text:p>R6,</text:p>
          </table:table-cell>
          <table:table-cell>
            <text:p>R7,</text:p>
          </table:table-cell>
          <table:table-cell>
            <text:p>R8,</text:p>
          </table:table-cell>
          <table:table-cell>
            <text:p>R10,</text:p>
          </table:table-cell>
          <table:table-cell>
            <text:p>R11,</text:p>
          </table:table-cell>
          <table:table-cell>
            <text:p>R12,</text:p>
          </table:table-cell>
          <table:table-cell>
            <text:p>R20,</text:p>
          </table:table-cell>
          <table:table-cell>
            <text:p>R36,</text:p>
          </table:table-cell>
          <table:table-cell>
            <text:p>R44,</text:p>
          </table:table-cell>
          <table:table-cell>
            <text:p>R69,</text:p>
          </table:table-cell>
          <table:table-cell>
            <text:p>R70</text:p>
          </table:table-cell>
        </table:table-row>
        <table:table-row>
          <table:table-cell>
            <text:p>100k-thermistor</text:p>
          </table:table-cell>
          <table:table-cell office:value-type="float" office:value="1">
            <text:p>1</text:p>
          </table:table-cell>
          <table:table-cell>
            <text:p>R0603</text:p>
          </table:table-cell>
          <table:table-cell>
            <text:p>R21</text:p>
          </table:table-cell>
        </table:table-row>
        <table:table-row>
          <table:table-cell>
            <text:p>10k</text:p>
          </table:table-cell>
          <table:table-cell office:value-type="float" office:value="11">
            <text:p>11</text:p>
          </table:table-cell>
          <table:table-cell>
            <text:p>R0603</text:p>
          </table:table-cell>
          <table:table-cell>
            <text:p>R26,</text:p>
          </table:table-cell>
          <table:table-cell>
            <text:p>R27,</text:p>
          </table:table-cell>
          <table:table-cell>
            <text:p>R28,</text:p>
          </table:table-cell>
          <table:table-cell>
            <text:p>R32,</text:p>
          </table:table-cell>
          <table:table-cell>
            <text:p>R43,</text:p>
          </table:table-cell>
          <table:table-cell>
            <text:p>R50,</text:p>
          </table:table-cell>
          <table:table-cell>
            <text:p>R60,</text:p>
          </table:table-cell>
          <table:table-cell>
            <text:p>R66,</text:p>
          </table:table-cell>
          <table:table-cell>
            <text:p>R91,</text:p>
          </table:table-cell>
          <table:table-cell>
            <text:p>R93,</text:p>
          </table:table-cell>
          <table:table-cell>
            <text:p>R95</text:p>
          </table:table-cell>
        </table:table-row>
        <table:table-row>
          <table:table-cell>
            <text:p>1.47M</text:p>
          </table:table-cell>
          <table:table-cell office:value-type="float" office:value="1">
            <text:p>1</text:p>
          </table:table-cell>
          <table:table-cell>
            <text:p>R0603</text:p>
          </table:table-cell>
          <table:table-cell>
            <text:p>R34</text:p>
          </table:table-cell>
        </table:table-row>
        <table:table-row>
          <table:table-cell>
            <text:p>15k</text:p>
          </table:table-cell>
          <table:table-cell office:value-type="float" office:value="1">
            <text:p>1</text:p>
          </table:table-cell>
          <table:table-cell>
            <text:p>R0603</text:p>
          </table:table-cell>
          <table:table-cell>
            <text:p>R17</text:p>
          </table:table-cell>
        </table:table-row>
        <table:table-row>
          <table:table-cell>
            <text:p>1.5k</text:p>
          </table:table-cell>
          <table:table-cell office:value-type="float" office:value="3">
            <text:p>3</text:p>
          </table:table-cell>
          <table:table-cell>
            <text:p>R0603</text:p>
          </table:table-cell>
          <table:table-cell>
            <text:p>R33,</text:p>
          </table:table-cell>
          <table:table-cell>
            <text:p>R71,</text:p>
          </table:table-cell>
          <table:table-cell>
            <text:p>R80</text:p>
          </table:table-cell>
        </table:table-row>
        <table:table-row>
          <table:table-cell>
            <text:p>1.5M</text:p>
          </table:table-cell>
          <table:table-cell office:value-type="float" office:value="2">
            <text:p>2</text:p>
          </table:table-cell>
          <table:table-cell>
            <text:p>R0603</text:p>
          </table:table-cell>
          <table:table-cell>
            <text:p>R76,</text:p>
          </table:table-cell>
          <table:table-cell>
            <text:p>R85</text:p>
          </table:table-cell>
        </table:table-row>
        <table:table-row>
          <table:table-cell>
            <text:p>187k</text:p>
          </table:table-cell>
          <table:table-cell office:value-type="float" office:value="2">
            <text:p>2</text:p>
          </table:table-cell>
          <table:table-cell>
            <text:p>R0603</text:p>
          </table:table-cell>
          <table:table-cell>
            <text:p>R78,</text:p>
          </table:table-cell>
          <table:table-cell>
            <text:p>R87</text:p>
          </table:table-cell>
        </table:table-row>
        <table:table-row>
          <table:table-cell>
            <text:p>1k</text:p>
          </table:table-cell>
          <table:table-cell office:value-type="float" office:value="2">
            <text:p>2</text:p>
          </table:table-cell>
          <table:table-cell>
            <text:p>R0603</text:p>
          </table:table-cell>
          <table:table-cell>
            <text:p>R58,</text:p>
          </table:table-cell>
          <table:table-cell>
            <text:p>R59</text:p>
          </table:table-cell>
        </table:table-row>
        <table:table-row>
          <table:table-cell>
            <text:p>1M</text:p>
          </table:table-cell>
          <table:table-cell office:value-type="float" office:value="1">
            <text:p>1</text:p>
          </table:table-cell>
          <table:table-cell>
            <text:p>R0603</text:p>
          </table:table-cell>
          <table:table-cell>
            <text:p>R4</text:p>
          </table:table-cell>
        </table:table-row>
        <table:table-row>
          <table:table-cell>
            <text:p>200k</text:p>
          </table:table-cell>
          <table:table-cell office:value-type="float" office:value="3">
            <text:p>3</text:p>
          </table:table-cell>
          <table:table-cell>
            <text:p>R0603</text:p>
          </table:table-cell>
          <table:table-cell>
            <text:p>R14,</text:p>
          </table:table-cell>
          <table:table-cell>
            <text:p>R16,</text:p>
          </table:table-cell>
          <table:table-cell>
            <text:p>R35</text:p>
          </table:table-cell>
        </table:table-row>
        <table:table-row>
          <table:table-cell>
            <text:p>20k</text:p>
          </table:table-cell>
          <table:table-cell office:value-type="float" office:value="3">
            <text:p>3</text:p>
          </table:table-cell>
          <table:table-cell>
            <text:p>R0603</text:p>
          </table:table-cell>
          <table:table-cell>
            <text:p>R45,</text:p>
          </table:table-cell>
          <table:table-cell>
            <text:p>R64,</text:p>
          </table:table-cell>
          <table:table-cell>
            <text:p>R68</text:p>
          </table:table-cell>
        </table:table-row>
        <table:table-row>
          <table:table-cell>
            <text:p>2.1k</text:p>
          </table:table-cell>
          <table:table-cell office:value-type="float" office:value="2">
            <text:p>2</text:p>
          </table:table-cell>
          <table:table-cell>
            <text:p>R0603</text:p>
          </table:table-cell>
          <table:table-cell>
            <text:p>R54,</text:p>
          </table:table-cell>
          <table:table-cell>
            <text:p>R57</text:p>
          </table:table-cell>
        </table:table-row>
        <table:table-row>
          <table:table-cell>
            <text:p>2.55M</text:p>
          </table:table-cell>
          <table:table-cell office:value-type="float" office:value="2">
            <text:p>2</text:p>
          </table:table-cell>
          <table:table-cell>
            <text:p>R0603</text:p>
          </table:table-cell>
          <table:table-cell>
            <text:p>R75,</text:p>
          </table:table-cell>
          <table:table-cell>
            <text:p>R84</text:p>
          </table:table-cell>
        </table:table-row>
        <table:table-row>
          <table:table-cell>
            <text:p>2.94k</text:p>
          </table:table-cell>
          <table:table-cell office:value-type="float" office:value="1">
            <text:p>1</text:p>
          </table:table-cell>
          <table:table-cell>
            <text:p>R0603</text:p>
          </table:table-cell>
          <table:table-cell>
            <text:p>R23</text:p>
          </table:table-cell>
        </table:table-row>
        <table:table-row>
          <table:table-cell>
            <text:p>30.1k</text:p>
          </table:table-cell>
          <table:table-cell office:value-type="float" office:value="1">
            <text:p>1</text:p>
          </table:table-cell>
          <table:table-cell>
            <text:p>R0603</text:p>
          </table:table-cell>
          <table:table-cell>
            <text:p>R92</text:p>
          </table:table-cell>
        </table:table-row>
        <table:table-row>
          <table:table-cell>
            <text:p>30.9k</text:p>
          </table:table-cell>
          <table:table-cell office:value-type="float" office:value="1">
            <text:p>1</text:p>
          </table:table-cell>
          <table:table-cell>
            <text:p>R0603</text:p>
          </table:table-cell>
          <table:table-cell>
            <text:p>R94</text:p>
          </table:table-cell>
        </table:table-row>
        <table:table-row>
          <table:table-cell>
            <text:p>330k</text:p>
          </table:table-cell>
          <table:table-cell office:value-type="float" office:value="3">
            <text:p>3</text:p>
          </table:table-cell>
          <table:table-cell>
            <text:p>R0603</text:p>
          </table:table-cell>
          <table:table-cell>
            <text:p>R37,</text:p>
          </table:table-cell>
          <table:table-cell>
            <text:p>R38,</text:p>
          </table:table-cell>
          <table:table-cell>
            <text:p>R39</text:p>
          </table:table-cell>
        </table:table-row>
        <table:table-row>
          <table:table-cell>
            <text:p>340k</text:p>
          </table:table-cell>
          <table:table-cell office:value-type="float" office:value="2">
            <text:p>2</text:p>
          </table:table-cell>
          <table:table-cell>
            <text:p>R0603</text:p>
          </table:table-cell>
          <table:table-cell>
            <text:p>R13,</text:p>
          </table:table-cell>
          <table:table-cell>
            <text:p>R15</text:p>
          </table:table-cell>
        </table:table-row>
        <table:table-row>
          <table:table-cell>
            <text:p>3.65M</text:p>
          </table:table-cell>
          <table:table-cell office:value-type="float" office:value="2">
            <text:p>2</text:p>
          </table:table-cell>
          <table:table-cell>
            <text:p>R0603</text:p>
          </table:table-cell>
          <table:table-cell>
            <text:p>R74,</text:p>
          </table:table-cell>
          <table:table-cell>
            <text:p>R83</text:p>
          </table:table-cell>
        </table:table-row>
        <table:table-row>
          <table:table-cell>
            <text:p>374k</text:p>
          </table:table-cell>
          <table:table-cell office:value-type="float" office:value="2">
            <text:p>2</text:p>
          </table:table-cell>
          <table:table-cell>
            <text:p>R0603</text:p>
          </table:table-cell>
          <table:table-cell>
            <text:p>R77,</text:p>
          </table:table-cell>
          <table:table-cell>
            <text:p>R86</text:p>
          </table:table-cell>
        </table:table-row>
        <table:table-row>
          <table:table-cell>
            <text:p>3.83M</text:p>
          </table:table-cell>
          <table:table-cell office:value-type="float" office:value="2">
            <text:p>2</text:p>
          </table:table-cell>
          <table:table-cell>
            <text:p>R0603</text:p>
          </table:table-cell>
          <table:table-cell>
            <text:p>R73,</text:p>
          </table:table-cell>
          <table:table-cell>
            <text:p>R82</text:p>
          </table:table-cell>
        </table:table-row>
        <table:table-row>
          <table:table-cell>
            <text:p>3.92M</text:p>
          </table:table-cell>
          <table:table-cell office:value-type="float" office:value="2">
            <text:p>2</text:p>
          </table:table-cell>
          <table:table-cell>
            <text:p>R0603</text:p>
          </table:table-cell>
          <table:table-cell>
            <text:p>R72,</text:p>
          </table:table-cell>
          <table:table-cell>
            <text:p>R81</text:p>
          </table:table-cell>
        </table:table-row>
        <table:table-row>
          <table:table-cell>
            <text:p>4.22k</text:p>
          </table:table-cell>
          <table:table-cell office:value-type="float" office:value="2">
            <text:p>2</text:p>
          </table:table-cell>
          <table:table-cell>
            <text:p>R0603</text:p>
          </table:table-cell>
          <table:table-cell>
            <text:p>R96,</text:p>
          </table:table-cell>
          <table:table-cell>
            <text:p>R99</text:p>
          </table:table-cell>
        </table:table-row>
        <table:table-row>
          <table:table-cell>
            <text:p>46.4k</text:p>
          </table:table-cell>
          <table:table-cell office:value-type="float" office:value="2">
            <text:p>2</text:p>
          </table:table-cell>
          <table:table-cell>
            <text:p>R0603</text:p>
          </table:table-cell>
          <table:table-cell>
            <text:p>R79,</text:p>
          </table:table-cell>
          <table:table-cell>
            <text:p>R88</text:p>
          </table:table-cell>
        </table:table-row>
        <table:table-row>
          <table:table-cell>
            <text:p>4.7k</text:p>
          </table:table-cell>
          <table:table-cell office:value-type="float" office:value="2">
            <text:p>2</text:p>
          </table:table-cell>
          <table:table-cell>
            <text:p>R0603</text:p>
          </table:table-cell>
          <table:table-cell>
            <text:p>R48,</text:p>
          </table:table-cell>
          <table:table-cell>
            <text:p>R49</text:p>
          </table:table-cell>
        </table:table-row>
        <table:table-row>
          <table:table-cell>
            <text:p>49.9k</text:p>
          </table:table-cell>
          <table:table-cell office:value-type="float" office:value="2">
            <text:p>2</text:p>
          </table:table-cell>
          <table:table-cell>
            <text:p>R0603</text:p>
          </table:table-cell>
          <table:table-cell>
            <text:p>R46,</text:p>
          </table:table-cell>
          <table:table-cell>
            <text:p>R51</text:p>
          </table:table-cell>
        </table:table-row>
        <table:table-row>
          <table:table-cell>
            <text:p>53.6k</text:p>
          </table:table-cell>
          <table:table-cell office:value-type="float" office:value="1">
            <text:p>1</text:p>
          </table:table-cell>
          <table:table-cell>
            <text:p>R0603</text:p>
          </table:table-cell>
          <table:table-cell>
            <text:p>R31</text:p>
          </table:table-cell>
        </table:table-row>
        <table:table-row>
          <table:table-cell>
            <text:p>PCA9554</text:p>
          </table:table-cell>
          <table:table-cell office:value-type="float" office:value="2">
            <text:p>2</text:p>
          </table:table-cell>
          <table:table-cell>
            <text:p>PCA9554</text:p>
          </table:table-cell>
          <table:table-cell>
            <text:p>GPIO2,</text:p>
          </table:table-cell>
          <table:table-cell>
            <text:p>GPIO3</text:p>
          </table:table-cell>
        </table:table-row>
        <table:table-row>
          <table:table-cell>
            <text:p>PCA9536</text:p>
          </table:table-cell>
          <table:table-cell office:value-type="float" office:value="1">
            <text:p>1</text:p>
          </table:table-cell>
          <table:table-cell>
            <text:p>PCA9536</text:p>
          </table:table-cell>
          <table:table-cell>
            <text:p>GPIO1</text:p>
          </table:table-cell>
        </table:table-row>
        <table:table-row>
          <table:table-cell>
            <text:p>OP-AMP-SOT-23-6</text:p>
          </table:table-cell>
          <table:table-cell office:value-type="float" office:value="2">
            <text:p>2</text:p>
          </table:table-cell>
          <table:table-cell>
            <text:p>OP-AMP-SOT-23-6</text:p>
          </table:table-cell>
          <table:table-cell>
            <text:p>AMP-A,</text:p>
          </table:table-cell>
          <table:table-cell>
            <text:p>AMP-B</text:p>
          </table:table-cell>
        </table:table-row>
        <table:table-row>
          <table:table-cell>
            <text:p>OLED-DISPLAY-CONNECTOR-2TOP-CONTACTS-IN-USE</text:p>
          </table:table-cell>
          <table:table-cell office:value-type="float" office:value="1">
            <text:p>1</text:p>
          </table:table-cell>
          <table:table-cell>
            <text:p>OLED-DISPLAY-CONNECTOR-2TOP-CONTACTS-IN-USE</text:p>
          </table:table-cell>
          <table:table-cell>
            <text:p>OLED</text:p>
          </table:table-cell>
        </table:table-row>
        <table:table-row>
          <table:table-cell>
            <text:p>NDS332P</text:p>
          </table:table-cell>
          <table:table-cell office:value-type="float" office:value="1">
            <text:p>1</text:p>
          </table:table-cell>
          <table:table-cell>
            <text:p>NDS332P</text:p>
          </table:table-cell>
          <table:table-cell>
            <text:p>FET1</text:p>
          </table:table-cell>
        </table:table-row>
        <table:table-row>
          <table:table-cell>
            <text:p>NDS331N</text:p>
          </table:table-cell>
          <table:table-cell office:value-type="float" office:value="1">
            <text:p>1</text:p>
          </table:table-cell>
          <table:table-cell>
            <text:p>NDS331N</text:p>
          </table:table-cell>
          <table:table-cell>
            <text:p>FET2</text:p>
          </table:table-cell>
        </table:table-row>
        <table:table-row>
          <table:table-cell>
            <text:p>MAX4372</text:p>
          </table:table-cell>
          <table:table-cell office:value-type="float" office:value="4">
            <text:p>4</text:p>
          </table:table-cell>
          <table:table-cell>
            <text:p>MAX4372</text:p>
          </table:table-cell>
          <table:table-cell>
            <text:p>U$69,</text:p>
          </table:table-cell>
          <table:table-cell>
            <text:p>U$70,</text:p>
          </table:table-cell>
          <table:table-cell>
            <text:p>U$71,</text:p>
          </table:table-cell>
          <table:table-cell>
            <text:p>U$72</text:p>
          </table:table-cell>
        </table:table-row>
        <table:table-row>
          <table:table-cell>
            <text:p>LTC6905</text:p>
          </table:table-cell>
          <table:table-cell office:value-type="float" office:value="1">
            <text:p>1</text:p>
          </table:table-cell>
          <table:table-cell>
            <text:p>LTC6905</text:p>
          </table:table-cell>
          <table:table-cell>
            <text:p>OSC2</text:p>
          </table:table-cell>
        </table:table-row>
        <table:table-row>
          <table:table-cell>
            <text:p>LTC4088</text:p>
          </table:table-cell>
          <table:table-cell office:value-type="float" office:value="1">
            <text:p>1</text:p>
          </table:table-cell>
          <table:table-cell>
            <text:p>LTC4088</text:p>
          </table:table-cell>
          <table:table-cell>
            <text:p>CHRG</text:p>
          </table:table-cell>
        </table:table-row>
        <table:table-row>
          <table:table-cell>
            <text:p>LTC3440</text:p>
          </table:table-cell>
          <table:table-cell office:value-type="float" office:value="1">
            <text:p>1</text:p>
          </table:table-cell>
          <table:table-cell>
            <text:p>LTC3440</text:p>
          </table:table-cell>
          <table:table-cell>
            <text:p>3.3VDC</text:p>
          </table:table-cell>
        </table:table-row>
        <table:table-row>
          <table:table-cell>
            <text:p>LT3461</text:p>
          </table:table-cell>
          <table:table-cell office:value-type="float" office:value="1">
            <text:p>1</text:p>
          </table:table-cell>
          <table:table-cell>
            <text:p>LT3461</text:p>
          </table:table-cell>
          <table:table-cell>
            <text:p>7-18VDC</text:p>
          </table:table-cell>
        </table:table-row>
        <table:table-row>
          <table:table-cell>
            <text:p>LT1945</text:p>
          </table:table-cell>
          <table:table-cell office:value-type="float" office:value="1">
            <text:p>1</text:p>
          </table:table-cell>
          <table:table-cell>
            <text:p>LT1945</text:p>
          </table:table-cell>
          <table:table-cell>
            <text:p>+-5VDC</text:p>
          </table:table-cell>
        </table:table-row>
        <table:table-row>
          <table:table-cell>
            <text:p>LM3670</text:p>
          </table:table-cell>
          <table:table-cell office:value-type="float" office:value="1">
            <text:p>1</text:p>
          </table:table-cell>
          <table:table-cell>
            <text:p>LM3670</text:p>
          </table:table-cell>
          <table:table-cell>
            <text:p>2.5VDC</text:p>
          </table:table-cell>
        </table:table-row>
        <table:table-row>
          <table:table-cell>
            <text:p>LED</text:p>
          </table:table-cell>
          <table:table-cell office:value-type="float" office:value="3">
            <text:p>3</text:p>
          </table:table-cell>
          <table:table-cell>
            <text:p>LED</text:p>
          </table:table-cell>
          <table:table-cell>
            <text:p>CHARGE,</text:p>
          </table:table-cell>
          <table:table-cell>
            <text:p>TRIGGER-A,</text:p>
          </table:table-cell>
          <table:table-cell>
            <text:p>TRIGGER-B</text:p>
          </table:table-cell>
        </table:table-row>
        <table:table-row>
          <table:table-cell>
            <text:p>LABRADOR3</text:p>
          </table:table-cell>
          <table:table-cell office:value-type="float" office:value="1">
            <text:p>1</text:p>
          </table:table-cell>
          <table:table-cell>
            <text:p>LABRADOR3</text:p>
          </table:table-cell>
          <table:table-cell>
            <text:p>LAB3</text:p>
          </table:table-cell>
        </table:table-row>
        <table:table-row>
          <table:table-cell>
            <text:p>22uH</text:p>
          </table:table-cell>
          <table:table-cell office:value-type="float" office:value="1">
            <text:p>1</text:p>
          </table:table-cell>
          <table:table-cell>
            <text:p>L1007</text:p>
          </table:table-cell>
          <table:table-cell>
            <text:p>L3</text:p>
          </table:table-cell>
        </table:table-row>
        <table:table-row>
          <table:table-cell>
            <text:p>3.3uH</text:p>
          </table:table-cell>
          <table:table-cell office:value-type="float" office:value="1">
            <text:p>1</text:p>
          </table:table-cell>
          <table:table-cell>
            <text:p>L</text:p>
          </table:table-cell>
          <table:table-cell>
            <text:p>L1</text:p>
          </table:table-cell>
        </table:table-row>
        <table:table-row>
          <table:table-cell>
            <text:p>22uH</text:p>
          </table:table-cell>
          <table:table-cell office:value-type="float" office:value="1">
            <text:p>1</text:p>
          </table:table-cell>
          <table:table-cell>
            <text:p>L</text:p>
          </table:table-cell>
          <table:table-cell>
            <text:p>L2</text:p>
          </table:table-cell>
        </table:table-row>
        <table:table-row>
          <table:table-cell>
            <text:p>10uH</text:p>
          </table:table-cell>
          <table:table-cell office:value-type="float" office:value="3">
            <text:p>3</text:p>
          </table:table-cell>
          <table:table-cell>
            <text:p>L</text:p>
          </table:table-cell>
          <table:table-cell>
            <text:p>L4,</text:p>
          </table:table-cell>
          <table:table-cell>
            <text:p>L5,</text:p>
          </table:table-cell>
          <table:table-cell>
            <text:p>L6</text:p>
          </table:table-cell>
        </table:table-row>
        <table:table-row>
          <table:table-cell>
            <text:p>KC2520B-C2</text:p>
          </table:table-cell>
          <table:table-cell office:value-type="float" office:value="1">
            <text:p>1</text:p>
          </table:table-cell>
          <table:table-cell>
            <text:p>KC2520B-C2</text:p>
          </table:table-cell>
          <table:table-cell>
            <text:p>OSC1</text:p>
          </table:table-cell>
        </table:table-row>
        <table:table-row>
          <table:table-cell>
            <text:p>HEADER-2MM-2X3-JTAG</text:p>
          </table:table-cell>
          <table:table-cell office:value-type="float" office:value="1">
            <text:p>1</text:p>
          </table:table-cell>
          <table:table-cell>
            <text:p>HEADER-2MM-2X3-JTAG</text:p>
          </table:table-cell>
          <table:table-cell>
            <text:p>JTAG</text:p>
          </table:table-cell>
        </table:table-row>
        <table:table-row>
          <table:table-cell>
            <text:p>FHP3194</text:p>
          </table:table-cell>
          <table:table-cell office:value-type="float" office:value="2">
            <text:p>2</text:p>
          </table:table-cell>
          <table:table-cell>
            <text:p>FHP3194</text:p>
          </table:table-cell>
          <table:table-cell>
            <text:p>MPEX-A,</text:p>
          </table:table-cell>
          <table:table-cell>
            <text:p>MPEX-B</text:p>
          </table:table-cell>
        </table:table-row>
        <table:table-row>
          <table:table-cell>
            <text:p>EVQWK4</text:p>
          </table:table-cell>
          <table:table-cell office:value-type="float" office:value="2">
            <text:p>2</text:p>
          </table:table-cell>
          <table:table-cell>
            <text:p>EVQWK4</text:p>
          </table:table-cell>
          <table:table-cell>
            <text:p>ROT1,</text:p>
          </table:table-cell>
          <table:table-cell>
            <text:p>ROT2</text:p>
          </table:table-cell>
        </table:table-row>
        <table:table-row>
          <table:table-cell>
            <text:p>3.6V</text:p>
          </table:table-cell>
          <table:table-cell office:value-type="float" office:value="1">
            <text:p>1</text:p>
          </table:table-cell>
          <table:table-cell>
            <text:p>DIODE-ZENER</text:p>
          </table:table-cell>
          <table:table-cell>
            <text:p>Z1</text:p>
          </table:table-cell>
        </table:table-row>
        <table:table-row>
          <table:table-cell>
            <text:p>DIODE-SCHOTTKY1005</text:p>
          </table:table-cell>
          <table:table-cell office:value-type="float" office:value="3">
            <text:p>3</text:p>
          </table:table-cell>
          <table:table-cell>
            <text:p>DIODE-SCHOTTKY1005</text:p>
          </table:table-cell>
          <table:table-cell>
            <text:p>D1,</text:p>
          </table:table-cell>
          <table:table-cell>
            <text:p>D2,</text:p>
          </table:table-cell>
          <table:table-cell>
            <text:p>D3</text:p>
          </table:table-cell>
        </table:table-row>
        <table:table-row>
          <table:table-cell>
            <text:p>DIODE-SCHOTTKY-PAIR-ANODE-TO-CATHODE</text:p>
          </table:table-cell>
          <table:table-cell office:value-type="float" office:value="8">
            <text:p>8</text:p>
          </table:table-cell>
          <table:table-cell>
            <text:p>DIODE-SCHOTTKY-PAIR-ANODE-TO-CATHODE</text:p>
          </table:table-cell>
          <table:table-cell>
            <text:p>D4,</text:p>
          </table:table-cell>
          <table:table-cell>
            <text:p>D5,</text:p>
          </table:table-cell>
          <table:table-cell>
            <text:p>D6,</text:p>
          </table:table-cell>
          <table:table-cell>
            <text:p>D7,</text:p>
          </table:table-cell>
          <table:table-cell>
            <text:p>D8,</text:p>
          </table:table-cell>
          <table:table-cell>
            <text:p>D9,</text:p>
          </table:table-cell>
          <table:table-cell>
            <text:p>D10,</text:p>
          </table:table-cell>
          <table:table-cell>
            <text:p>D11</text:p>
          </table:table-cell>
        </table:table-row>
        <table:table-row>
          <table:table-cell>
            <text:p>Value</text:p>
          </table:table-cell>
          <table:table-cell>
            <text:p>Qty</text:p>
          </table:table-cell>
          <table:table-cell>
            <text:p>Device</text:p>
          </table:table-cell>
          <table:table-cell>
            <text:p>Parts</text:p>
          </table:table-cell>
        </table:table-row>
        <table:table-row>
          <table:table-cell>
            <text:p>CFS206</text:p>
          </table:table-cell>
          <table:table-cell office:value-type="float" office:value="1">
            <text:p>1</text:p>
          </table:table-cell>
          <table:table-cell>
            <text:p>CFS206</text:p>
          </table:table-cell>
          <table:table-cell>
            <text:p>U$41</text:p>
          </table:table-cell>
        </table:table-row>
        <table:table-row>
          <table:table-cell>
            <text:p>10uF</text:p>
          </table:table-cell>
          <table:table-cell office:value-type="float" office:value="3">
            <text:p>3</text:p>
          </table:table-cell>
          <table:table-cell>
            <text:p>C0805</text:p>
          </table:table-cell>
          <table:table-cell>
            <text:p>C7,</text:p>
          </table:table-cell>
          <table:table-cell>
            <text:p>C12,</text:p>
          </table:table-cell>
          <table:table-cell>
            <text:p>C13</text:p>
          </table:table-cell>
        </table:table-row>
        <table:table-row>
          <table:table-cell>
            <text:p>22uF</text:p>
          </table:table-cell>
          <table:table-cell office:value-type="float" office:value="1">
            <text:p>1</text:p>
          </table:table-cell>
          <table:table-cell>
            <text:p>C0805</text:p>
          </table:table-cell>
          <table:table-cell>
            <text:p>C9</text:p>
          </table:table-cell>
        </table:table-row>
        <table:table-row>
          <table:table-cell>
            <text:p>2.2uF@~18V</text:p>
          </table:table-cell>
          <table:table-cell office:value-type="float" office:value="1">
            <text:p>1</text:p>
          </table:table-cell>
          <table:table-cell>
            <text:p>C0805</text:p>
          </table:table-cell>
          <table:table-cell>
            <text:p>C40</text:p>
          </table:table-cell>
        </table:table-row>
        <table:table-row>
          <table:table-cell>
            <text:p>4.7uF@~12V</text:p>
          </table:table-cell>
          <table:table-cell office:value-type="float" office:value="1">
            <text:p>1</text:p>
          </table:table-cell>
          <table:table-cell>
            <text:p>C0805</text:p>
          </table:table-cell>
          <table:table-cell>
            <text:p>C5</text:p>
          </table:table-cell>
        </table:table-row>
        <table:table-row>
          <table:table-cell>
            <text:p>0.1uF</text:p>
          </table:table-cell>
          <table:table-cell office:value-type="float" office:value="40">
            <text:p>40</text:p>
          </table:table-cell>
          <table:table-cell>
            <text:p>C0603</text:p>
          </table:table-cell>
          <table:table-cell>
            <text:p>C10,</text:p>
          </table:table-cell>
          <table:table-cell>
            <text:p>C17,</text:p>
          </table:table-cell>
          <table:table-cell>
            <text:p>C18,</text:p>
          </table:table-cell>
          <table:table-cell>
            <text:p>C19,</text:p>
          </table:table-cell>
          <table:table-cell>
            <text:p>C20,</text:p>
          </table:table-cell>
          <table:table-cell>
            <text:p>C21,</text:p>
          </table:table-cell>
          <table:table-cell>
            <text:p>C22,</text:p>
          </table:table-cell>
          <table:table-cell>
            <text:p>C23,</text:p>
          </table:table-cell>
          <table:table-cell>
            <text:p>C24,</text:p>
          </table:table-cell>
          <table:table-cell>
            <text:p>C25,</text:p>
          </table:table-cell>
          <table:table-cell>
            <text:p>C26,</text:p>
          </table:table-cell>
          <table:table-cell>
            <text:p>C27,</text:p>
          </table:table-cell>
          <table:table-cell>
            <text:p>C28,</text:p>
          </table:table-cell>
          <table:table-cell>
            <text:p>C29,</text:p>
          </table:table-cell>
          <table:table-cell>
            <text:p>C30,</text:p>
          </table:table-cell>
          <table:table-cell>
            <text:p>C31,</text:p>
          </table:table-cell>
          <table:table-cell>
            <text:p>C32,</text:p>
          </table:table-cell>
          <table:table-cell>
            <text:p>C33,</text:p>
          </table:table-cell>
          <table:table-cell>
            <text:p>C34,</text:p>
          </table:table-cell>
          <table:table-cell>
            <text:p>C35,</text:p>
          </table:table-cell>
          <table:table-cell>
            <text:p>C36,</text:p>
          </table:table-cell>
          <table:table-cell>
            <text:p>C37,</text:p>
          </table:table-cell>
          <table:table-cell>
            <text:p>C41,</text:p>
          </table:table-cell>
          <table:table-cell>
            <text:p>C42,</text:p>
          </table:table-cell>
          <table:table-cell>
            <text:p>C43,</text:p>
          </table:table-cell>
          <table:table-cell>
            <text:p>C44,</text:p>
          </table:table-cell>
          <table:table-cell>
            <text:p>C45,</text:p>
          </table:table-cell>
          <table:table-cell>
            <text:p>C46,</text:p>
          </table:table-cell>
          <table:table-cell>
            <text:p>C53,</text:p>
          </table:table-cell>
          <table:table-cell>
            <text:p>C54,</text:p>
          </table:table-cell>
          <table:table-cell>
            <text:p>C55,</text:p>
          </table:table-cell>
          <table:table-cell>
            <text:p>C56,</text:p>
          </table:table-cell>
          <table:table-cell>
            <text:p>C57,</text:p>
          </table:table-cell>
          <table:table-cell>
            <text:p>C58,</text:p>
          </table:table-cell>
          <table:table-cell>
            <text:p>C59,</text:p>
          </table:table-cell>
          <table:table-cell>
            <text:p>C61,</text:p>
          </table:table-cell>
          <table:table-cell>
            <text:p>C62,</text:p>
          </table:table-cell>
          <table:table-cell>
            <text:p>C63,</text:p>
          </table:table-cell>
          <table:table-cell>
            <text:p>C66,</text:p>
          </table:table-cell>
          <table:table-cell>
            <text:p>C76</text:p>
          </table:table-cell>
        </table:table-row>
        <table:table-row>
          <table:table-cell>
            <text:p>100pF</text:p>
          </table:table-cell>
          <table:table-cell office:value-type="float" office:value="1">
            <text:p>1</text:p>
          </table:table-cell>
          <table:table-cell>
            <text:p>C0603</text:p>
          </table:table-cell>
          <table:table-cell>
            <text:p>C67</text:p>
          </table:table-cell>
        </table:table-row>
        <table:table-row>
          <table:table-cell>
            <text:p>10nF</text:p>
          </table:table-cell>
          <table:table-cell office:value-type="float" office:value="2">
            <text:p>2</text:p>
          </table:table-cell>
          <table:table-cell>
            <text:p>C0603</text:p>
          </table:table-cell>
          <table:table-cell>
            <text:p>C48,</text:p>
          </table:table-cell>
          <table:table-cell>
            <text:p>C74</text:p>
          </table:table-cell>
        </table:table-row>
        <table:table-row>
          <table:table-cell>
            <text:p>10uF</text:p>
          </table:table-cell>
          <table:table-cell office:value-type="float" office:value="1">
            <text:p>1</text:p>
          </table:table-cell>
          <table:table-cell>
            <text:p>C0603</text:p>
          </table:table-cell>
          <table:table-cell>
            <text:p>C38</text:p>
          </table:table-cell>
        </table:table-row>
        <table:table-row>
          <table:table-cell>
            <text:p>1.5nF</text:p>
          </table:table-cell>
          <table:table-cell office:value-type="float" office:value="1">
            <text:p>1</text:p>
          </table:table-cell>
          <table:table-cell>
            <text:p>C0603</text:p>
          </table:table-cell>
          <table:table-cell>
            <text:p>C8</text:p>
          </table:table-cell>
        </table:table-row>
        <table:table-row>
          <table:table-cell>
            <text:p>1nF</text:p>
          </table:table-cell>
          <table:table-cell office:value-type="float" office:value="1">
            <text:p>1</text:p>
          </table:table-cell>
          <table:table-cell>
            <text:p>C0603</text:p>
          </table:table-cell>
          <table:table-cell>
            <text:p>C6</text:p>
          </table:table-cell>
        </table:table-row>
        <table:table-row>
          <table:table-cell>
            <text:p>1uF</text:p>
          </table:table-cell>
          <table:table-cell office:value-type="float" office:value="6">
            <text:p>6</text:p>
          </table:table-cell>
          <table:table-cell>
            <text:p>C0603</text:p>
          </table:table-cell>
          <table:table-cell>
            <text:p>C1,</text:p>
          </table:table-cell>
          <table:table-cell>
            <text:p>C14,</text:p>
          </table:table-cell>
          <table:table-cell>
            <text:p>C16,</text:p>
          </table:table-cell>
          <table:table-cell>
            <text:p>C39,</text:p>
          </table:table-cell>
          <table:table-cell>
            <text:p>C72,</text:p>
          </table:table-cell>
          <table:table-cell>
            <text:p>C73</text:p>
          </table:table-cell>
        </table:table-row>
        <table:table-row>
          <table:table-cell>
            <text:p>1uF@~10V</text:p>
          </table:table-cell>
          <table:table-cell office:value-type="float" office:value="3">
            <text:p>3</text:p>
          </table:table-cell>
          <table:table-cell>
            <text:p>C0603</text:p>
          </table:table-cell>
          <table:table-cell>
            <text:p>C2,</text:p>
          </table:table-cell>
          <table:table-cell>
            <text:p>C3,</text:p>
          </table:table-cell>
          <table:table-cell>
            <text:p>C4</text:p>
          </table:table-cell>
        </table:table-row>
        <table:table-row>
          <table:table-cell>
            <text:p>2.2nF</text:p>
          </table:table-cell>
          <table:table-cell office:value-type="float" office:value="1">
            <text:p>1</text:p>
          </table:table-cell>
          <table:table-cell>
            <text:p>C0603</text:p>
          </table:table-cell>
          <table:table-cell>
            <text:p>C49</text:p>
          </table:table-cell>
        </table:table-row>
        <table:table-row>
          <table:table-cell>
            <text:p>4.7pF</text:p>
          </table:table-cell>
          <table:table-cell office:value-type="float" office:value="1">
            <text:p>1</text:p>
          </table:table-cell>
          <table:table-cell>
            <text:p>C0603</text:p>
          </table:table-cell>
          <table:table-cell>
            <text:p>C68</text:p>
          </table:table-cell>
        </table:table-row>
        <table:table-row>
          <table:table-cell>
            <text:p>4.7uF</text:p>
          </table:table-cell>
          <table:table-cell office:value-type="float" office:value="13">
            <text:p>13</text:p>
          </table:table-cell>
          <table:table-cell>
            <text:p>C0603</text:p>
          </table:table-cell>
          <table:table-cell>
            <text:p>C11,</text:p>
          </table:table-cell>
          <table:table-cell>
            <text:p>C15,</text:p>
          </table:table-cell>
          <table:table-cell>
            <text:p>C47,</text:p>
          </table:table-cell>
          <table:table-cell>
            <text:p>C50,</text:p>
          </table:table-cell>
          <table:table-cell>
            <text:p>C51,</text:p>
          </table:table-cell>
          <table:table-cell>
            <text:p>C52,</text:p>
          </table:table-cell>
          <table:table-cell>
            <text:p>C64,</text:p>
          </table:table-cell>
          <table:table-cell>
            <text:p>C65,</text:p>
          </table:table-cell>
          <table:table-cell>
            <text:p>C69,</text:p>
          </table:table-cell>
          <table:table-cell>
            <text:p>C70,</text:p>
          </table:table-cell>
          <table:table-cell>
            <text:p>C71,</text:p>
          </table:table-cell>
          <table:table-cell>
            <text:p>C75,</text:p>
          </table:table-cell>
          <table:table-cell>
            <text:p>C77</text:p>
          </table:table-cell>
        </table:table-row>
        <table:table-row>
          <table:table-cell>
            <text:p>6pF</text:p>
          </table:table-cell>
          <table:table-cell office:value-type="float" office:value="1">
            <text:p>1</text:p>
          </table:table-cell>
          <table:table-cell>
            <text:p>C0603</text:p>
          </table:table-cell>
          <table:table-cell>
            <text:p>C60</text:p>
          </table:table-cell>
        </table:table-row>
        <table:table-row>
          <table:table-cell>
            <text:p>BATTERY-ON-EXTERNAL-CONNECTOR</text:p>
          </table:table-cell>
          <table:table-cell office:value-type="float" office:value="1">
            <text:p>1</text:p>
          </table:table-cell>
          <table:table-cell>
            <text:p>BATTERY-ON-EXTERNAL-CONNECTOR</text:p>
          </table:table-cell>
          <table:table-cell>
            <text:p>BAT</text:p>
          </table:table-cell>
        </table:table-row>
        <table:table-row>
          <table:table-cell>
            <text:p>B3U-1000P</text:p>
          </table:table-cell>
          <table:table-cell office:value-type="float" office:value="4">
            <text:p>4</text:p>
          </table:table-cell>
          <table:table-cell>
            <text:p>B3U-1000P</text:p>
          </table:table-cell>
          <table:table-cell>
            <text:p>BUTTON-1,</text:p>
          </table:table-cell>
          <table:table-cell>
            <text:p>BUTTON-2,</text:p>
          </table:table-cell>
          <table:table-cell>
            <text:p>RESET,</text:p>
          </table:table-cell>
          <table:table-cell>
            <text:p>WAKEUP</text:p>
          </table:table-cell>
        </table:table-row>
        <table:table-row>
          <table:table-cell>
            <text:p>AT91SAM7A3</text:p>
          </table:table-cell>
          <table:table-cell office:value-type="float" office:value="1">
            <text:p>1</text:p>
          </table:table-cell>
          <table:table-cell>
            <text:p>AT91SAM7A3</text:p>
          </table:table-cell>
          <table:table-cell>
            <text:p>UC</text:p>
          </table:table-cell>
        </table:table-row>
        <table:table-row>
          <table:table-cell>
            <text:p>ADG728</text:p>
          </table:table-cell>
          <table:table-cell office:value-type="float" office:value="1">
            <text:p>1</text:p>
          </table:table-cell>
          <table:table-cell>
            <text:p>ADG728</text:p>
          </table:table-cell>
          <table:table-cell>
            <text:p>MPEX</text:p>
          </table:table-cell>
        </table:table-row>
        <table:table-row>
          <table:table-cell>
            <text:p>ADCMP601</text:p>
          </table:table-cell>
          <table:table-cell office:value-type="float" office:value="2">
            <text:p>2</text:p>
          </table:table-cell>
          <table:table-cell>
            <text:p>ADCMP601</text:p>
          </table:table-cell>
          <table:table-cell>
            <text:p>CMP-A,</text:p>
          </table:table-cell>
          <table:table-cell>
            <text:p>CMP-B</text:p>
          </table:table-cell>
        </table:table-row>
        <table:table-row>
          <table:table-cell>
            <text:p>AD56X5R</text:p>
          </table:table-cell>
          <table:table-cell office:value-type="float" office:value="1">
            <text:p>1</text:p>
          </table:table-cell>
          <table:table-cell>
            <text:p>AD56X5R</text:p>
          </table:table-cell>
          <table:table-cell>
            <text:p>4DACS</text:p>
          </table:table-cell>
        </table:table-row>
        <table:table-row>
          <table:table-cell>
            <text:p>74LVC2G86</text:p>
          </table:table-cell>
          <table:table-cell office:value-type="float" office:value="1">
            <text:p>1</text:p>
          </table:table-cell>
          <table:table-cell>
            <text:p>74LVC2G86</text:p>
          </table:table-cell>
          <table:table-cell>
            <text:p>XOR</text:p>
          </table:table-cell>
        </table:table-row>
        <table:table-row>
          <table:table-cell>
            <text:p>74LVC1G175</text:p>
          </table:table-cell>
          <table:table-cell office:value-type="float" office:value="2">
            <text:p>2</text:p>
          </table:table-cell>
          <table:table-cell>
            <text:p>74LVC1G175</text:p>
          </table:table-cell>
          <table:table-cell>
            <text:p>FFA,</text:p>
          </table:table-cell>
          <table:table-cell>
            <text:p>FFB</text:p>
          </table:table-cell>
        </table:table-row>
        <table:table-row>
          <table:table-cell>
            <text:p>50k</text:p>
          </table:table-cell>
          <table:table-cell office:value-type="float" office:value="2">
            <text:p>2</text:p>
          </table:table-cell>
          <table:table-cell>
            <text:p>3313J-1</text:p>
          </table:table-cell>
          <table:table-cell>
            <text:p>R9,</text:p>
          </table:table-cell>
          <table:table-cell>
            <text:p>R52</text:p>
          </table:table-cell>
        </table:table-row>
      </table:table>
      <table:database-ranges>
        <table:database-range table:target-range-address="'arm7-oscilloscope.bom'.A1:'arm7-oscilloscope.bom'.IV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/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editing-duration>PT4M39S</meta:editing-duration>
    <meta:generator>OpenOffice.org/2.3$Linux OpenOffice.org_project/680m5$Build-9221</meta:generator>
    <dc:date>2008-04-27T21:15:34Z</dc:date>
    <meta:editing-cycles>1</meta:editing-cycles>
  </office:meta>
</office:document-meta>
</file>